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in" fo:line-height="100%"/>
    </style:style>
    <style:style style:name="T4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5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6" style:parent-style-name="Standard" style:family="paragraph">
      <style:paragraph-properties fo:text-align="center" fo:margin-bottom="0in" fo:line-height="100%"/>
    </style:style>
    <style:style style:name="T7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8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9" style:parent-style-name="Standard" style:family="paragraph">
      <style:paragraph-properties fo:text-align="center" fo:margin-bottom="0in" fo:line-height="100%"/>
    </style:style>
    <style:style style:name="T10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11" style:parent-style-name="Standard" style:family="paragraph">
      <style:paragraph-properties fo:text-align="center" fo:margin-bottom="0in" fo:line-height="100%"/>
    </style:style>
    <style:style style:name="T12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13" style:parent-style-name="Standard" style:family="paragraph">
      <style:paragraph-properties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14" style:parent-style-name="Standard" style:family="paragraph">
      <style:paragraph-properties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15" style:parent-style-name="Standard" style:family="paragraph">
      <style:paragraph-properties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16" style:parent-style-name="Standard" style:family="paragraph">
      <style:paragraph-properties fo:text-align="center" fo:margin-bottom="0in" fo:line-height="100%"/>
    </style:style>
    <style:style style:name="T17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18" style:parent-style-name="Standard" style:family="paragraph">
      <style:paragraph-properties fo:text-align="center" fo:margin-bottom="0in" fo:line-height="100%"/>
    </style:style>
    <style:style style:name="T19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20" style:parent-style-name="Standard" style:family="paragraph">
      <style:paragraph-properties fo:text-align="center" fo:margin-bottom="0in" fo:line-height="100%"/>
    </style:style>
    <style:style style:name="T21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T22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23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24" style:parent-style-name="Standard" style:family="paragraph">
      <style:paragraph-properties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25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26" style:parent-style-name="Standard" style:family="paragraph">
      <style:paragraph-properties fo:text-align="center" fo:margin-bottom="0in" fo:line-height="100%"/>
    </style:style>
    <style:style style:name="T27" style:parent-style-name="Основнойшрифтабзаца" style:family="text">
      <style:text-properties style:font-name="Times New Roman" style:font-name-asian="Noto Serif CJK SC" style:font-name-complex="Times New Roman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/>
    </style:style>
    <style:style style:name="P28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29" style:parent-style-name="Standard" style:family="paragraph">
      <style:paragraph-properties fo:text-align="center" fo:margin-bottom="0in" fo:line-height="100%"/>
    </style:style>
    <style:style style:name="T30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31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32" style:parent-style-name="Standard" style:family="paragraph">
      <style:paragraph-properties fo:text-align="center" fo:margin-bottom="0in" fo:line-height="100%"/>
    </style:style>
    <style:style style:name="T33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34" style:parent-style-name="Standard" style:family="paragraph">
      <style:paragraph-properties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35" style:parent-style-name="Standard" style:family="paragraph">
      <style:paragraph-properties fo:text-align="center" fo:margin-bottom="0in" fo:line-height="100%"/>
    </style:style>
    <style:style style:name="T36" style:parent-style-name="Основнойшрифтабзаца" style:family="text">
      <style:text-properties style:font-name="Times New Roman" style:font-name-asian="Noto Serif CJK SC" style:font-name-complex="Times New Roman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/>
    </style:style>
    <style:style style:name="T37" style:parent-style-name="Основнойшрифтабзаца" style:family="text">
      <style:text-properties style:font-name="Times New Roman" style:font-name-asian="Noto Serif CJK SC" style:font-name-complex="Times New Roman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/>
    </style:style>
    <style:style style:name="T38" style:parent-style-name="Основнойшрифтабзаца" style:family="text">
      <style:text-properties style:font-name="Times New Roman" style:font-name-asian="Noto Serif CJK SC" style:font-name-complex="Times New Roman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/>
    </style:style>
    <style:style style:name="T39" style:parent-style-name="Основнойшрифтабзаца" style:family="text">
      <style:text-properties style:font-name="Times New Roman" style:font-name-asian="Noto Serif CJK SC" style:font-name-complex="Times New Roman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/>
    </style:style>
    <style:style style:name="P40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41" style:parent-style-name="Standard" style:family="paragraph">
      <style:paragraph-properties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42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43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44" style:parent-style-name="Standard" style:family="paragraph">
      <style:paragraph-properties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45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TableColumn47" style:family="table-column">
      <style:table-column-properties style:column-width="3.2486in" style:use-optimal-column-width="false"/>
    </style:style>
    <style:style style:name="Table46" style:family="table">
      <style:table-properties style:width="3.2486in" fo:margin-left="3.3472in" table:align="left"/>
    </style:style>
    <style:style style:name="TableRow48" style:family="table-row">
      <style:table-row-properties style:min-row-height="0.4472in" style:use-optimal-row-height="false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P52" style:parent-style-name="Standard" style:family="paragraph">
      <style:paragraph-properties fo:text-align="center" fo:margin-bottom="0in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3pt"/>
    </style:style>
    <style:style style:name="TableRow54" style:family="table-row">
      <style:table-row-properties style:min-row-height="0.4472in" style:use-optimal-row-height="false"/>
    </style:style>
    <style:style style:name="TableCell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2pt"/>
    </style:style>
    <style:style style:name="TableRow57" style:family="table-row">
      <style:table-row-properties style:min-row-height="0.4472in" style:use-optimal-row-height="false"/>
    </style:style>
    <style:style style:name="TableCell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style:text-position="super 63.6%" style:font-size-complex="12pt"/>
    </style:style>
    <style:style style:name="TableRow61" style:family="table-row">
      <style:table-row-properties style:min-row-height="0.4472in" style:use-optimal-row-height="false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margin-left="-0.1694in">
        <style:tab-stops/>
      </style:paragraph-properties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P65" style:parent-style-name="Standard" style:family="paragraph">
      <style:paragraph-properties fo:text-align="center" fo:margin-bottom="0in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ableRow68" style:family="table-row">
      <style:table-row-properties style:min-row-height="0.4472in" style:use-optimal-row-height="false"/>
    </style:style>
    <style:style style:name="TableCell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2pt"/>
    </style:style>
    <style:style style:name="TableRow71" style:family="table-row">
      <style:table-row-properties style:min-row-height="0.4472in" style:use-optimal-row-height="false"/>
    </style:style>
    <style:style style:name="TableCell7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style:text-position="super 63.6%" style:font-size-complex="12pt"/>
    </style:style>
    <style:style style:name="P75" style:parent-style-name="Standard" style:family="paragraph">
      <style:paragraph-properties style:contextual-spacing="true" fo:text-align="justify" fo:line-height="100%" fo:text-indent="0.4916in"/>
      <style:text-properties style:font-name="Times New Roman" style:font-name-complex="Times New Roman" fo:font-weight="bold" style:font-weight-asian="bold" fo:font-size="14pt" style:font-size-asian="14pt"/>
    </style:style>
    <style:style style:name="P76" style:parent-style-name="Standard" style:family="paragraph">
      <style:paragraph-properties fo:text-align="center" fo:margin-bottom="0in" fo:line-height="100%"/>
    </style:style>
    <style:style style:name="T77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78" style:parent-style-name="StandardWW" style:family="paragraph">
      <style:paragraph-properties fo:break-before="page" fo:text-align="justify" fo:text-indent="0.4923in"/>
    </style:style>
    <style:style style:name="T7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85" style:parent-style-name="StandardWW" style:family="paragraph">
      <style:paragraph-properties fo:text-align="justify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7" style:parent-style-name="StandardWW" style:family="paragraph">
      <style:paragraph-properties fo:text-align="justify" fo:text-indent="0.4923in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0" style:parent-style-name="StandardWW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91" style:parent-style-name="StandardWW" style:family="paragraph">
      <style:paragraph-properties fo:text-align="justify" fo:text-indent="0.4923in"/>
    </style:style>
    <style:style style:name="T9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6" style:parent-style-name="StandardWW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97" style:parent-style-name="StandardWW" style:family="paragraph">
      <style:paragraph-properties fo:text-align="justify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0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0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0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0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0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0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0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0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0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0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2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2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2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2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2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2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2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2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2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2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3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3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3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3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3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3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3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3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3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3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4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4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4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4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4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4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4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4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4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4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5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5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5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5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5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5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5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5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5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5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6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6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6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6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6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6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6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6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6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6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7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7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7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7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7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7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7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7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7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7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8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8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8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8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8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8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8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8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8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8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9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9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9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9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9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9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9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9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9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9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0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0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0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0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0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0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0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0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0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0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1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1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1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1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1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1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1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1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1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1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2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2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2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2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2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2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2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2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2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2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3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3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3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3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3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3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3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3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3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3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4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4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4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4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4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4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4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4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4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4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5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5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5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5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5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5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5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5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5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5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6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6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6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6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6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6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6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6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6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6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7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7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7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7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7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7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7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7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7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7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8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8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8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8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8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8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8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8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8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8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9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9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9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9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9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9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9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9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9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39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0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0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0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0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0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0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0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0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0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0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1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1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1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1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14" style:parent-style-name="StandardWW" style:family="paragraph">
      <style:paragraph-properties fo:text-align="justify"/>
    </style:style>
    <style:style style:name="T41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1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417" style:parent-style-name="StandardWW" style:family="paragraph">
      <style:paragraph-properties fo:text-align="justify"/>
    </style:style>
    <style:style style:name="T41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41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42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2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2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2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2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2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2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2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2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2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3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3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3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3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3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3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3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3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3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3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4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4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4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4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4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4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4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4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4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4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5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5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5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5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5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5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5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5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5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5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6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6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6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6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6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6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6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6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6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6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7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7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7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7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7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7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7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7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7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7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8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8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8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8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8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8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8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8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8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8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9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9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9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9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9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9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9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9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9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49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0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0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0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0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0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0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0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0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0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0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1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1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1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1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1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1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1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1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1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1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2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2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2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2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2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2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2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2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2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2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3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3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3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3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3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3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3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3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3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3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4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4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4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4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4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4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4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4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4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4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5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5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5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5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5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5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5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5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5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5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6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6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6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6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6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6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6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6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6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569" style:parent-style-name="StandardWW" style:family="paragraph">
      <style:paragraph-properties fo:text-align="justify"/>
    </style:style>
    <style:style style:name="T57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571" style:parent-style-name="Standard" style:family="paragraph">
      <style:paragraph-properties style:contextual-spacing="true" fo:line-height="100%"/>
      <style:text-properties style:font-name="Times New Roman" style:font-name-complex="Times New Roman" fo:font-size="14pt" style:font-size-asian="14pt" style:font-size-complex="14pt"/>
    </style:style>
    <style:style style:name="P572" style:parent-style-name="Standard" style:family="paragraph">
      <style:paragraph-properties style:contextual-spacing="true" fo:line-height="100%"/>
      <style:text-properties style:font-name="Times New Roman" style:font-name-complex="Times New Roman" fo:font-size="14pt" style:font-size-asian="14pt" style:font-size-complex="14pt"/>
    </style:style>
    <style:style style:name="P573" style:parent-style-name="Standard" style:family="paragraph">
      <style:paragraph-properties fo:text-align="justify" fo:margin-bottom="0in" fo:line-height="100%" fo:text-indent="0.4923in"/>
    </style:style>
    <style:style style:name="T5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7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57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7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58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81" style:parent-style-name="Standard" style:family="paragraph">
      <style:paragraph-properties style:contextual-spacing="true" fo:text-align="justify" fo:line-height="100%" fo:text-indent="0.4916in"/>
    </style:style>
  </office:automatic-styles>
  <office:body>
    <office:text text:use-soft-page-breaks="true">
      <text:p text:style-name="P1"><text:bookmark-start text:name="_Hlk145157275"/><text:span text:style-name="T4">Министерство образования Республики Беларусь</text:span></text:p>
      <text:p text:style-name="P5"/>
      <text:p text:style-name="P6"><text:span text:style-name="T7">Учреждение образования</text:span></text:p>
      <text:p text:style-name="P8"/>
      <text:p text:style-name="P9"><text:span text:style-name="T10">«Белорусский государственный университет</text:span></text:p>
      <text:p text:style-name="P11"><text:span text:style-name="T12">информатики и радиоэлектроники»</text:span></text:p>
      <text:p text:style-name="P13"/>
      <text:p text:style-name="P14"/>
      <text:p text:style-name="P15"/>
      <text:p text:style-name="P16"><text:span text:style-name="T17">Факультет компьютерных систем и сетей</text:span></text:p>
      <text:p text:style-name="P18"><text:span text:style-name="T19">Кафедра информатики</text:span></text:p>
      <text:p text:style-name="P20"><text:span text:style-name="T21">Дисциплина:<text:s/></text:span><text:span text:style-name="T22">Конструирование программ</text:span></text:p>
      <text:p text:style-name="P23"/>
      <text:p text:style-name="P24"/>
      <text:p text:style-name="P25"/>
      <text:p text:style-name="P26"><text:span text:style-name="T27">ОТЧЕТ</text:span></text:p>
      <text:p text:style-name="P28"/>
      <text:p text:style-name="P29"><text:span text:style-name="T30">к лабораторной работе №5</text:span></text:p>
      <text:p text:style-name="P31"/>
      <text:p text:style-name="P32"><text:span text:style-name="T33">на тему:</text:span></text:p>
      <text:p text:style-name="P34"/>
      <text:p text:style-name="P35"><text:span text:style-name="T36">«</text:span><text:span text:style-name="T37">ЦЕ</text:span>ЛО<text:span text:style-name="T38">ЧИСЛЕННЫЕ АРИФМЕТИЧЕСКИЕ ОПЕРАЦИИ. ОБРАБОТКА МАССИВОВ ЧИСЛОВЫХ ДАННЫХ</text:span><text:span text:style-name="T39">»</text:span></text:p>
      <text:p text:style-name="P40"/>
      <text:p text:style-name="P41"/>
      <text:p text:style-name="P42"/>
      <text:p text:style-name="P43"/>
      <text:p text:style-name="P44"/>
      <text:p text:style-name="P45"/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P50"><text:span text:style-name="T51">Выполнил студент группы 253505</text:span></text:p>
            <text:p text:style-name="P52"><text:span text:style-name="T53">СЕНЬКО Никита Святославович</text:span></text:p>
          </table:table-cell>
        </table:table-row>
        <table:table-row table:style-name="TableRow54"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<text:span text:style-name="T60">(дата, подпись студента)</text:span></text:p>
          </table:table-cell>
        </table:table-row>
        <table:table-row table:style-name="TableRow61">
          <table:table-cell table:style-name="TableCell62">
            <text:p text:style-name="P63"><text:span text:style-name="T64">Проверил ассистент кафедры информатики</text:span></text:p>
            <text:p text:style-name="P65"><text:span text:style-name="T66">РОМАНЮК</text:span><text:span text:style-name="T67"><text:s/>Максим Валерьевич</text:span></text:p>
          </table:table-cell>
        </table:table-row>
        <table:table-row table:style-name="TableRow68"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<text:span text:style-name="T74">(дата, подпись преподавателя)</text:span></text:p>
          </table:table-cell>
        </table:table-row>
      </table:table>
      <text:p text:style-name="P75"/>
      <text:p text:style-name="P76"><text:span text:style-name="T77">МИНСК 2023</text:span></text:p>
      <text:p text:style-name="P78"><text:span text:style-name="T79">Цель работы:<text:s/></text:span><text:span text:style-name="T80">Изучить арифметические операциями над целочисленными данными, обработку массивов чисел, работу с процедурами на языке<text:s/></text:span><text:span text:style-name="T81">Assembler</text:span><text:span text:style-name="T82"><text:s/>для микроконтроллера<text:s/></text:span><text:span text:style-name="T83">Intel</text:span><text:span text:style-name="T84"><text:s/>8086.</text:span></text:p>
      <text:p text:style-name="P85"><text:span text:style-name="T86"><text:s text:c="10"/>В рамках выполнения лабораторной работы должно быть выполнено следующее задание:</text:span></text:p>
      <text:p text:style-name="P87"><text:span text:style-name="T88">. Ввести массив целых чисел размерностью 30 элементов. Найти медиану элементов массива.</text:span><text:span text:style-name="T89">.</text:span></text:p>
      <text:p text:style-name="P90"/>
      <text:p text:style-name="P91"><text:span text:style-name="T92">Ход работы:<text:s/></text:span><text:span text:style-name="T93">Для выполнения задания был написан программный код на языке<text:s/></text:span><text:span text:style-name="T94">Assembler</text:span><text:span text:style-name="T95">, представленный в листинге 1.</text:span></text:p>
      <text:p text:style-name="P96"/>
      <text:p text:style-name="P97"><text:span text:style-name="T98">Листинг 1 – Исходный код задания</text:span></text:p>
      <text:p text:style-name="P99">; MULTI-SEGMENT EXECUTABLE FILE TEMPLATE.</text:p>
      <text:p text:style-name="P100"/>
      <text:p text:style-name="P101">DATA SEGMENT</text:p>
      <text:p text:style-name="P102"><text:s text:c="4"/>TMP_STR DB 6, 0, 6 DUP ('$')</text:p>
      <text:p text:style-name="P103"><text:s text:c="4"/>NUM_STR DB 6, 0, 6 DUP ('$')</text:p>
      <text:p text:style-name="P104"><text:s text:c="4"/>NUMSTR DB 10 DUP ('$')</text:p>
      <text:p text:style-name="P105"><text:s text:c="4"/>NUM DW 0</text:p>
      <text:p text:style-name="P106"><text:s text:c="4"/></text:p>
      <text:p text:style-name="P107"><text:s text:c="4"/>ARR_SIZE DW 0</text:p>
      <text:p text:style-name="P108"><text:s text:c="4"/>ARR DW 30 DUP (0)</text:p>
      <text:p text:style-name="P109"><text:s text:c="4"/>I DW 0</text:p>
      <text:p text:style-name="P110"><text:s text:c="4"/>PIV DW 0</text:p>
      <text:p text:style-name="P111"><text:s text:c="4"/>BEGI DW 0</text:p>
      <text:p text:style-name="P112"><text:s text:c="4"/>ENDI DW 0</text:p>
      <text:p text:style-name="P113"><text:s text:c="4"/>L DW 0</text:p>
      <text:p text:style-name="P114"><text:s text:c="4"/>R DW 0</text:p>
      <text:p text:style-name="P115"><text:s text:c="4"/></text:p>
      <text:p text:style-name="P116"><text:s text:c="4"/>ZERO_C DB '0'</text:p>
      <text:p text:style-name="P117"><text:s text:c="4"/>NINE_C DB '9'</text:p>
      <text:p text:style-name="P118"><text:s text:c="4"/>INPN_STR DB "INPUT NUMBER OF ELEMENTS$" <text:s/></text:p>
      <text:p text:style-name="P119"><text:s/></text:p>
      <text:p text:style-name="P120"><text:s text:c="4"/>INP_STR1 DB "A[$"</text:p>
      <text:p text:style-name="P121"><text:s text:c="4"/>INP_STR2 DB "] = $"</text:p>
      <text:p text:style-name="P122"><text:s text:c="4"/>OUT_STR DB "ANS: $" <text:s text:c="29"/></text:p>
      <text:p text:style-name="P123"><text:s text:c="4"/>PKEY DB "PRESS ANY KEY...$"</text:p>
      <text:p text:style-name="P124"><text:s text:c="4"/>INCN DB "INCORRECT NUMBER, TRY ONE MORE TIME$"</text:p>
      <text:p text:style-name="P125"><text:s text:c="4"/>OK_STR DB "OK$"<text:s/></text:p>
      <text:p text:style-name="P126"><text:s text:c="4"/>CLRF DB 0DH, 0AH, '$'</text:p>
      <text:p text:style-name="P127">ENDS <text:s text:c="7"/></text:p>
      <text:p text:style-name="P128"/>
      <text:p text:style-name="P129">STACK SEGMENT</text:p>
      <text:p text:style-name="P130"><text:s text:c="4"/>DW <text:s text:c="2"/>128 <text:s/>DUP(0)</text:p>
      <text:p text:style-name="P131">ENDS</text:p>
      <text:p text:style-name="P132"/>
      <text:p text:style-name="P133">CODE SEGMENT</text:p>
      <text:p text:style-name="P134"><text:s text:c="4"/></text:p>
      <text:p text:style-name="P135">SWAP PROC</text:p>
      <text:p text:style-name="P136"><text:s text:c="4"/>XOR AX, BX</text:p>
      <text:p text:style-name="P137"><text:s text:c="4"/>XOR BX, AX</text:p>
      <text:p text:style-name="P138"><text:s text:c="4"/>XOR AX, BX</text:p>
      <text:p text:style-name="P139"><text:s text:c="4"/></text:p>
      <text:p text:style-name="P140"><text:s text:c="4"/>RET</text:p>
      <text:p text:style-name="P141">SWAP ENDP <text:s text:c="3"/></text:p>
      <text:p text:style-name="P142"/>
      <text:p text:style-name="P143">;void sort(int arr[], int beg, int end)</text:p>
      <text:p text:style-name="P144">;{</text:p>
      <text:p text:style-name="P145">; <text:s/>if (end &gt; beg + 1)</text:p>
      <text:p text:style-name="P146">; <text:s/>{</text:p>
      <text:p text:style-name="P147">; <text:s text:c="3"/>int piv = arr[beg], l = beg + 1, r = end;</text:p>
      <text:p text:style-name="P148">; <text:s text:c="3"/>while (l &lt; r)</text:p>
      <text:p text:style-name="P149">; <text:s text:c="3"/>{</text:p>
      <text:p text:style-name="P150">; <text:s text:c="5"/>if (arr[l] &lt;= piv)</text:p>
      <text:p text:style-name="P151">; <text:s text:c="7"/>l++;</text:p>
      <text:p text:style-name="P152">; <text:s text:c="5"/>else</text:p>
      <text:p text:style-name="P153">; <text:s text:c="7"/>swap(&amp;arr[l], &amp;arr[--r]);</text:p>
      <text:p text:style-name="P154">; <text:s text:c="3"/>}</text:p>
      <text:p text:style-name="P155">; <text:s text:c="3"/>swap(&amp;arr[--l], &amp;arr[beg]);</text:p>
      <text:p text:style-name="P156">; <text:s text:c="3"/>sort(arr, beg, l);</text:p>
      <text:p text:style-name="P157">; <text:s text:c="3"/>sort(arr, r, end);</text:p>
      <text:p text:style-name="P158">; <text:s/>}</text:p>
      <text:p text:style-name="P159">;}</text:p>
      <text:p text:style-name="P160">;</text:p>
      <text:p text:style-name="P161"/>
      <text:p text:style-name="P162">SORT PROC</text:p>
      <text:p text:style-name="P163"><text:s text:c="4"/>;beg - cx</text:p>
      <text:p text:style-name="P164"><text:s text:c="4"/>;end - dx</text:p>
      <text:p text:style-name="P165"><text:s text:c="4"/>;arr - arr variable</text:p>
      <text:p text:style-name="P166"><text:s text:c="4"/>;arr size - arr_size</text:p>
      <text:p text:style-name="P167"><text:s text:c="4"/>;piv</text:p>
      <text:p text:style-name="P168"><text:s text:c="4"/></text:p>
      <text:p text:style-name="P169"><text:s text:c="4"/>MOV BEGI, CX</text:p>
      <text:p text:style-name="P170"><text:s text:c="4"/>MOV ENDI, DX</text:p>
      <text:p text:style-name="P171"><text:s text:c="4"/></text:p>
      <text:p text:style-name="P172">; <text:s/>if (end &gt; beg + 1) <text:s text:c="3"/></text:p>
      <text:p text:style-name="P173"><text:s text:c="4"/>ADD BEGI, 2</text:p>
      <text:p text:style-name="P174"><text:s text:c="4"/>CMP DX, BEGI</text:p>
      <text:p text:style-name="P175"><text:s text:c="4"/>JLE EXIT</text:p>
      <text:p text:style-name="P176"><text:s text:c="4"/>SUB BEGI, 2</text:p>
      <text:p text:style-name="P177"><text:s text:c="4"/></text:p>
      <text:p text:style-name="P178">; <text:s text:c="2"/>int piv = arr[beg], l = beg + 1, r = end; <text:s text:c="3"/></text:p>
      <text:p text:style-name="P179"><text:s text:c="4"/>MOV SI, BEGI</text:p>
      <text:p text:style-name="P180"><text:s text:c="4"/>MOV AX, [SI]</text:p>
      <text:p text:style-name="P181"><text:s text:c="4"/>MOV PIV, AX</text:p>
      <text:p text:style-name="P182"><text:s text:c="4"/></text:p>
      <text:p text:style-name="P183"><text:s text:c="4"/>ADD BEGI, 2</text:p>
      <text:p text:style-name="P184"><text:s text:c="4"/>MOV AX, BEGI</text:p>
      <text:p text:style-name="P185"><text:s text:c="4"/>MOV L, AX</text:p>
      <text:p text:style-name="P186"><text:s text:c="4"/>SUB BEGI, 2</text:p>
      <text:p text:style-name="P187"><text:s text:c="4"/></text:p>
      <text:p text:style-name="P188"><text:s text:c="4"/>MOV AX, ENDI</text:p>
      <text:p text:style-name="P189"><text:s text:c="4"/>MOV R, AX</text:p>
      <text:p text:style-name="P190"><text:s text:c="4"/></text:p>
      <text:p text:style-name="P191">; <text:s text:c="2"/>while (l &lt; r)</text:p>
      <text:p text:style-name="P192"><text:s text:c="4"/>LUP:</text:p>
      <text:p text:style-name="P193"><text:s text:c="4"/>MOV AX, L</text:p>
      <text:p text:style-name="P194"><text:s text:c="4"/>CMP AX, R</text:p>
      <text:p text:style-name="P195"><text:s text:c="4"/>JGE ENDLUP</text:p>
      <text:p text:style-name="P196"><text:s text:c="4"/></text:p>
      <text:p text:style-name="P197">; <text:s text:c="2"/>if (arr[l] &lt;= piv) <text:s text:c="3"/></text:p>
      <text:p text:style-name="P198"><text:s text:c="4"/>MOV AX, PIV</text:p>
      <text:p text:style-name="P199"><text:s text:c="4"/>MOV SI, L</text:p>
      <text:p text:style-name="P200"><text:s text:c="4"/>CMP [SI], AX</text:p>
      <text:p text:style-name="P201"><text:s text:c="4"/>JG ELSE</text:p>
      <text:p text:style-name="P202"><text:s text:c="4"/></text:p>
      <text:p text:style-name="P203">; <text:s text:c="2"/>l++;</text:p>
      <text:p text:style-name="P204"><text:s text:c="4"/>ADD L, 2</text:p>
      <text:p text:style-name="P205"/>
      <text:p text:style-name="P206">; <text:s text:c="2"/>else <text:s text:c="3"/></text:p>
      <text:p text:style-name="P207"><text:s text:c="4"/>ELSE:</text:p>
      <text:p text:style-name="P208"/>
      <text:p text:style-name="P209">; <text:s text:c="2"/>swap(&amp;arr[l], &amp;arr[--r]);</text:p>
      <text:p text:style-name="P210"><text:s text:c="4"/>MOV SI, L</text:p>
      <text:p text:style-name="P211"><text:s text:c="4"/>MOV AX, [SI]</text:p>
      <text:p text:style-name="P212"><text:s text:c="4"/>SUB R, 2</text:p>
      <text:p text:style-name="P213"><text:s text:c="4"/>MOV SI, R</text:p>
      <text:p text:style-name="P214"><text:s text:c="4"/>MOV BX, [SI]</text:p>
      <text:p text:style-name="P215"><text:s text:c="4"/>MOV [SI], AX</text:p>
      <text:p text:style-name="P216"><text:s text:c="4"/>MOV SI, L</text:p>
      <text:p text:style-name="P217"><text:s text:c="4"/>MOV [SI], BX <text:s text:c="4"/></text:p>
      <text:p text:style-name="P218"><text:s text:c="4"/>JMP LUP</text:p>
      <text:p text:style-name="P219"><text:s text:c="4"/>ENDLUP:</text:p>
      <text:p text:style-name="P220"/>
      <text:p text:style-name="P221">; <text:s text:c="2"/>swap(&amp;arr[--l], &amp;arr[beg]);</text:p>
      <text:p text:style-name="P222"><text:s text:c="4"/>SUB L, 2</text:p>
      <text:p text:style-name="P223"><text:s text:c="4"/>MOV SI, L</text:p>
      <text:p text:style-name="P224"><text:s text:c="4"/>MOV AX, [SI]</text:p>
      <text:p text:style-name="P225"><text:s text:c="4"/>MOV SI, BEGI</text:p>
      <text:p text:style-name="P226"><text:s text:c="4"/>MOV BX, [SI]</text:p>
      <text:p text:style-name="P227"><text:s text:c="4"/>MOV SI, L</text:p>
      <text:p text:style-name="P228"><text:s text:c="4"/>MOV [SI], BX</text:p>
      <text:p text:style-name="P229"><text:s text:c="4"/>MOV SI, R</text:p>
      <text:p text:style-name="P230"><text:s text:c="4"/>MOV [SI], AX <text:s text:c="8"/></text:p>
      <text:p text:style-name="P231"><text:s text:c="4"/></text:p>
      <text:p text:style-name="P232">; <text:s text:c="2"/>sort(arr, beg, l);</text:p>
      <text:p text:style-name="P233"><text:s text:c="4"/>;beg - cx</text:p>
      <text:p text:style-name="P234"><text:s text:c="4"/>;end - dx</text:p>
      <text:p text:style-name="P235"><text:s text:c="4"/>;arr - arr variable</text:p>
      <text:p text:style-name="P236"><text:s text:c="4"/>;arr size - arr_size</text:p>
      <text:p text:style-name="P237"><text:s text:c="4"/>;piv</text:p>
      <text:p text:style-name="P238"><text:s text:c="4"/></text:p>
      <text:p text:style-name="P239"><text:s text:c="4"/>MOV CX, BEGI</text:p>
      <text:p text:style-name="P240"><text:s text:c="4"/>MOV DX, L</text:p>
      <text:p text:style-name="P241"><text:s text:c="4"/>CALL SORT</text:p>
      <text:p text:style-name="P242">; <text:s text:c="2"/>sort(arr, r, end); <text:s text:c="3"/></text:p>
      <text:p text:style-name="P243"><text:s text:c="4"/>MOV CX, R</text:p>
      <text:p text:style-name="P244"><text:s text:c="4"/>MOV DX, ENDI</text:p>
      <text:p text:style-name="P245"><text:s text:c="4"/>CALL SORT</text:p>
      <text:p text:style-name="P246"><text:s text:c="4"/></text:p>
      <text:p text:style-name="P247"><text:s text:c="4"/>EXIT:</text:p>
      <text:p text:style-name="P248"><text:s text:c="4"/>SUB CX, 2</text:p>
      <text:p text:style-name="P249"><text:s text:c="4"/>RET</text:p>
      <text:p text:style-name="P250">SORT ENDP</text:p>
      <text:p text:style-name="P251"><text:s text:c="5"/></text:p>
      <text:p text:style-name="P252">; PRTINT NEW LINE</text:p>
      <text:p text:style-name="P253">PRINT_NL MACRO</text:p>
      <text:p text:style-name="P254"><text:s text:c="4"/>PUSHA</text:p>
      <text:p text:style-name="P255"><text:s text:c="4"/>LEA DX, CLRF <text:s/></text:p>
      <text:p text:style-name="P256"><text:s text:c="4"/>MOV AH, 9H</text:p>
      <text:p text:style-name="P257"><text:s text:c="4"/>INT 21H</text:p>
      <text:p text:style-name="P258"><text:s text:c="4"/>POPA</text:p>
      <text:p text:style-name="P259">ENDM</text:p>
      <text:p text:style-name="P260"><text:s text:c="17"/></text:p>
      <text:p text:style-name="P261">; PRTINT A STRING</text:p>
      <text:p text:style-name="P262">PRINT_STR MACRO STR</text:p>
      <text:p text:style-name="P263"><text:s text:c="4"/>PUSHA</text:p>
      <text:p text:style-name="P264"><text:s text:c="4"/>LEA DX, STR</text:p>
      <text:p text:style-name="P265"><text:s text:c="4"/>MOV AH, 9</text:p>
      <text:p text:style-name="P266"><text:s text:c="4"/>INT 21H <text:s/></text:p>
      <text:p text:style-name="P267"><text:s text:c="4"/>LEA DX, CLRF</text:p>
      <text:p text:style-name="P268"><text:s text:c="4"/>INT 21H</text:p>
      <text:p text:style-name="P269"><text:s text:c="4"/>POPA</text:p>
      <text:p text:style-name="P270">ENDM</text:p>
      <text:p text:style-name="P271"/>
      <text:p text:style-name="P272">; PRTINT A STRING, NO NEW LINE</text:p>
      <text:p text:style-name="P273">PRINT_STR_NNL MACRO STR</text:p>
      <text:p text:style-name="P274"><text:s text:c="4"/>PUSHA</text:p>
      <text:p text:style-name="P275"><text:s text:c="4"/>LEA DX, STR</text:p>
      <text:p text:style-name="P276"><text:s text:c="4"/>MOV AH, 9</text:p>
      <text:p text:style-name="P277"><text:s text:c="4"/>INT 21H</text:p>
      <text:p text:style-name="P278"><text:s text:c="4"/>POPA</text:p>
      <text:p text:style-name="P279">ENDM</text:p>
      <text:p text:style-name="P280"/>
      <text:p text:style-name="P281">REVERSE_STR MACRO SII</text:p>
      <text:p text:style-name="P282"><text:s text:c="4"/>LOCAL FIND_END, REV, DONE</text:p>
      <text:p text:style-name="P283"><text:s text:c="4"/>PUSHA</text:p>
      <text:p text:style-name="P284"><text:s text:c="4"/>MOV SI, SII</text:p>
      <text:p text:style-name="P285"><text:s text:c="4"/>MOV DI, SI</text:p>
      <text:p text:style-name="P286"/>
      <text:p text:style-name="P287">FIND_END:</text:p>
      <text:p text:style-name="P288"><text:s text:c="4"/>LODSB</text:p>
      <text:p text:style-name="P289"><text:s text:c="4"/>CMP AL, '$'</text:p>
      <text:p text:style-name="P290"><text:s text:c="4"/>JNE FIND_END</text:p>
      <text:p text:style-name="P291"><text:s text:c="4"/>SUB SI, 2</text:p>
      <text:p text:style-name="P292"/>
      <text:p text:style-name="P293">REV:</text:p>
      <text:p text:style-name="P294"><text:s text:c="4"/>CMP DI, SI</text:p>
      <text:p text:style-name="P295"><text:s text:c="4"/>JGE DONE</text:p>
      <text:p text:style-name="P296"/>
      <text:p text:style-name="P297"><text:s text:c="4"/>MOV CL, [DI]</text:p>
      <text:p text:style-name="P298"><text:s text:c="4"/>MOV AL, [SI]</text:p>
      <text:p text:style-name="P299"/>
      <text:p text:style-name="P300"><text:s text:c="4"/>MOV [SI], CL</text:p>
      <text:p text:style-name="P301"><text:s text:c="4"/>MOV [DI], AL</text:p>
      <text:p text:style-name="P302"/>
      <text:p text:style-name="P303"><text:s text:c="4"/>DEC SI</text:p>
      <text:p text:style-name="P304"><text:s text:c="4"/>INC DI</text:p>
      <text:p text:style-name="P305"><text:s text:c="4"/>JMP REV</text:p>
      <text:p text:style-name="P306"/>
      <text:p text:style-name="P307">DONE:</text:p>
      <text:p text:style-name="P308"><text:s text:c="5"/>POPA</text:p>
      <text:p text:style-name="P309">ENDM</text:p>
      <text:p text:style-name="P310"/>
      <text:p text:style-name="P311">; NUM TO STRING</text:p>
      <text:p text:style-name="P312">NUM_TO_STR MACRO NUM, STR</text:p>
      <text:p text:style-name="P313"><text:s text:c="4"/>LOCAL LOOPA, P4, NE<text:s/></text:p>
      <text:p text:style-name="P314"><text:s text:c="4"/>PUSHA</text:p>
      <text:p text:style-name="P315"><text:s text:c="4"/>MOV AX, NUM</text:p>
      <text:p text:style-name="P316"><text:s text:c="4"/>LEA SI, STR</text:p>
      <text:p text:style-name="P317"><text:s text:c="4"/>LOOPA:</text:p>
      <text:p text:style-name="P318"><text:s text:c="4"/>CMP AX, 0</text:p>
      <text:p text:style-name="P319"><text:s text:c="4"/>JGE P4</text:p>
      <text:p text:style-name="P320"><text:s text:c="4"/>MOV [SI], '-'</text:p>
      <text:p text:style-name="P321"><text:s text:c="4"/>INC SI</text:p>
      <text:p text:style-name="P322"><text:s text:c="4"/>NEG AX</text:p>
      <text:p text:style-name="P323"><text:s text:c="4"/>P4:</text:p>
      <text:p text:style-name="P324"><text:s text:c="4"/>MOV CX, 10</text:p>
      <text:p text:style-name="P325"><text:s text:c="4"/>DIV CL</text:p>
      <text:p text:style-name="P326"><text:s text:c="4"/>MOV BH, AH</text:p>
      <text:p text:style-name="P327"><text:s text:c="4"/>ADD BH, 30H</text:p>
      <text:p text:style-name="P328"><text:s text:c="4"/>MOV [SI], BH</text:p>
      <text:p text:style-name="P329"><text:s text:c="4"/>INC SI</text:p>
      <text:p text:style-name="P330"><text:s text:c="4"/>XOR AH, AH</text:p>
      <text:p text:style-name="P331"><text:s text:c="4"/>CMP AL, 0</text:p>
      <text:p text:style-name="P332"><text:s text:c="4"/>JNE LOOPA</text:p>
      <text:p text:style-name="P333"><text:s text:c="4"/>MOV [SI], '$'</text:p>
      <text:p text:style-name="P334"><text:s text:c="4"/></text:p>
      <text:p text:style-name="P335"><text:s text:c="4"/>LEA SI, STR</text:p>
      <text:p text:style-name="P336"><text:s text:c="4"/>CMP [SI], '-'</text:p>
      <text:p text:style-name="P337"><text:s text:c="4"/>JNE NE</text:p>
      <text:p text:style-name="P338"><text:s text:c="4"/>INC SI</text:p>
      <text:p text:style-name="P339"><text:s text:c="4"/>NE:</text:p>
      <text:p text:style-name="P340"><text:s text:c="4"/>REVERSE_STR SI</text:p>
      <text:p text:style-name="P341"><text:s text:c="4"/>POPA <text:s text:c="4"/></text:p>
      <text:p text:style-name="P342">ENDM <text:s text:c="5"/></text:p>
      <text:p text:style-name="P343"/>
      <text:p text:style-name="P344">;STRING TO NUM</text:p>
      <text:p text:style-name="P345">STR_TO_NUM MACRO STR, RESULT</text:p>
      <text:p text:style-name="P346"><text:s text:c="4"/>LOCAL PL, NG, DONE, ENDA, PQ, OVERFLOW, ST</text:p>
      <text:p text:style-name="P347"><text:s text:c="4"/>PUSHA</text:p>
      <text:p text:style-name="P348"><text:s text:c="4"/>JMP ST</text:p>
      <text:p text:style-name="P349"><text:s text:c="4"/>OVERFLOW:</text:p>
      <text:p text:style-name="P350"><text:s text:c="4"/>PRINT_NL</text:p>
      <text:p text:style-name="P351"><text:s text:c="4"/>PRINT_STR INCN</text:p>
      <text:p text:style-name="P352"><text:s text:c="4"/>JMP START</text:p>
      <text:p text:style-name="P353"><text:s text:c="4"/>ST:</text:p>
      <text:p text:style-name="P354"><text:s text:c="4"/>MOV AX, 0</text:p>
      <text:p text:style-name="P355"><text:s text:c="4"/>MOV BX, 0 <text:s text:c="3"/>; CLEAR THE RESULT REGISTER</text:p>
      <text:p text:style-name="P356"><text:s text:c="4"/>MOV CX, 10 <text:s text:c="10"/>; SET THE BASE TO 10</text:p>
      <text:p text:style-name="P357"><text:s text:c="4"/>LEA SI, STR <text:s text:c="6"/>; POINT SI TO THE STRING BUFFER</text:p>
      <text:p text:style-name="P358"/>
      <text:p text:style-name="P359"><text:s text:c="4"/>MOV BL, [SI]</text:p>
      <text:p text:style-name="P360"><text:s text:c="4"/>CMP BL, '-' <text:s text:c="9"/>; CHECK IF THE NUMBER IS NEGATIVE</text:p>
      <text:p text:style-name="P361"><text:s text:c="4"/>JE NG</text:p>
      <text:p text:style-name="P362"/>
      <text:p text:style-name="P363">PL:</text:p>
      <text:p text:style-name="P364"><text:s text:c="4"/>CMP BL, '$' <text:s text:c="11"/>; CHECK FOR THE NULL TERMINATOR</text:p>
      <text:p text:style-name="P365"><text:s text:c="4"/>JE DONE</text:p>
      <text:p text:style-name="P366"/>
      <text:p text:style-name="P367"><text:s text:c="4"/>SUB BL, '0' <text:s text:c="9"/>; CONVERT CHARACTER TO DIGIT</text:p>
      <text:p text:style-name="P368"><text:s text:c="4"/></text:p>
      <text:p text:style-name="P369"><text:s text:c="4"/>MUL CX</text:p>
      <text:p text:style-name="P370"><text:s text:c="4"/>JO OVERFLOW <text:s text:c="14"/>; MULTIPLY RESULT BY 10</text:p>
      <text:p text:style-name="P371"><text:s text:c="4"/>ADD AX, BX <text:s text:c="6"/>; ADD THE DIGIT TO THE RESULT</text:p>
      <text:p text:style-name="P372"/>
      <text:p text:style-name="P373"><text:s text:c="4"/>INC SI <text:s text:c="14"/>; MOVE TO THE NEXT CHARACTER</text:p>
      <text:p text:style-name="P374"><text:s text:c="4"/>MOV BL, [SI] <text:s text:c="8"/>; LOAD THE NEXT CHARACTER</text:p>
      <text:p text:style-name="P375"><text:s text:c="4"/>JMP PL</text:p>
      <text:p text:style-name="P376"/>
      <text:p text:style-name="P377">NG:</text:p>
      <text:p text:style-name="P378"><text:s text:c="4"/>INC SI</text:p>
      <text:p text:style-name="P379"><text:s text:c="4"/>MOV BL, [SI] <text:s text:c="14"/>; SKIP THE NEGATIVE SIGN</text:p>
      <text:p text:style-name="P380"><text:s text:c="4"/>JMP PL</text:p>
      <text:p text:style-name="P381"/>
      <text:p text:style-name="P382">PQ:</text:p>
      <text:p text:style-name="P383"><text:s text:c="3"/>NEG AX</text:p>
      <text:p text:style-name="P384"><text:s text:c="3"/>JMP ENDA <text:s text:c="2"/></text:p>
      <text:p text:style-name="P385"><text:s text:c="3"/></text:p>
      <text:p text:style-name="P386">DONE:</text:p>
      <text:p text:style-name="P387"><text:s text:c="4"/>LEA SI, STR</text:p>
      <text:p text:style-name="P388"><text:s text:c="4"/>MOV BL, [SI]</text:p>
      <text:p text:style-name="P389"><text:s text:c="4"/>CMP BL, '-'</text:p>
      <text:p text:style-name="P390"><text:s text:c="4"/>JE PQ</text:p>
      <text:p text:style-name="P391">ENDA:</text:p>
      <text:p text:style-name="P392"><text:s text:c="4"/>MOV RESULT, AX <text:s text:c="4"/></text:p>
      <text:p text:style-name="P393"><text:s text:c="4"/>POPA</text:p>
      <text:p text:style-name="P394">ENDM</text:p>
      <text:p text:style-name="P395"/>
      <text:p text:style-name="P396"/>
      <text:p text:style-name="P397"/>
      <text:p text:style-name="P398">; INPUT A STRING:</text:p>
      <text:p text:style-name="P399">INPUT_STR MACRO STR</text:p>
      <text:p text:style-name="P400"><text:s text:c="4"/>PUSHA</text:p>
      <text:p text:style-name="P401"><text:s text:c="4"/>LEA DX, STR</text:p>
      <text:p text:style-name="P402"><text:s text:c="4"/>MOV AH, 0AH</text:p>
      <text:p text:style-name="P403"><text:s text:c="4"/>INT 21H</text:p>
      <text:p text:style-name="P404"><text:s text:c="4"/>POPA</text:p>
      <text:p text:style-name="P405">ENDM</text:p>
      <text:p text:style-name="P406"><text:s text:c="12"/></text:p>
      <text:p text:style-name="P407"><text:s text:c="12"/></text:p>
      <text:p text:style-name="P408">;CHECK IF CHAR IS A NUMBER</text:p>
      <text:p text:style-name="P409">CHECK_NUM MACRO C_NUM</text:p>
      <text:p text:style-name="P410"><text:s text:c="4"/>LOCAL NN, AN, EXIT</text:p>
      <text:p text:style-name="P411"><text:s text:c="4"/>PUSHA</text:p>
      <text:p text:style-name="P412"><text:s text:c="4"/>MOV CX, 1</text:p>
      <text:p text:style-name="P413"><text:s text:c="4"/>CMP ZERO_C, C_NUM</text:p>
      <text:p text:style-name="P414"><text:span text:style-name="T415"><text:s text:c="4"/></text:span><text:span text:style-name="T416">JG NN</text:span></text:p>
      <text:p text:style-name="P417"><text:span text:style-name="T418"><text:s text:c="4"/></text:span><text:span text:style-name="T419">CMP NINE_C, C_NUM<text:s/></text:span></text:p>
      <text:p text:style-name="P420"><text:s text:c="4"/>JB NN</text:p>
      <text:p text:style-name="P421"><text:s text:c="4"/>JMP AN</text:p>
      <text:p text:style-name="P422"><text:s text:c="4"/>NN:</text:p>
      <text:p text:style-name="P423"><text:s text:c="4"/>CMP CX, 0 <text:s text:c="3"/></text:p>
      <text:p text:style-name="P424"><text:s text:c="4"/>JMP EXIT</text:p>
      <text:p text:style-name="P425"><text:s text:c="4"/>AN:</text:p>
      <text:p text:style-name="P426"><text:s text:c="4"/>CMP CX, 1</text:p>
      <text:p text:style-name="P427"><text:s text:c="4"/>EXIT:</text:p>
      <text:p text:style-name="P428"><text:s text:c="4"/>POPA</text:p>
      <text:p text:style-name="P429">ENDM</text:p>
      <text:p text:style-name="P430"/>
      <text:p text:style-name="P431">;INPUT A NUMBER</text:p>
      <text:p text:style-name="P432">INPUT_NUM MACRO TMPSTR, NUMSTR<text:s/></text:p>
      <text:p text:style-name="P433"><text:s text:c="4"/>LOCAL TRYAGAIN, START, LUP, LUPA, NE, ENDSTR, EXIT</text:p>
      <text:p text:style-name="P434"><text:s text:c="4"/>PUSHA</text:p>
      <text:p text:style-name="P435"><text:s text:c="4"/></text:p>
      <text:p text:style-name="P436"><text:s text:c="4"/>JMP START</text:p>
      <text:p text:style-name="P437"><text:s text:c="4"/>TRYAGAIN:</text:p>
      <text:p text:style-name="P438"><text:s text:c="4"/>PRINT_NL</text:p>
      <text:p text:style-name="P439"><text:s text:c="4"/>PRINT_STR INCN</text:p>
      <text:p text:style-name="P440"><text:s text:c="4"/>START:</text:p>
      <text:p text:style-name="P441"><text:s text:c="4"/>LEA AX, NUM</text:p>
      <text:p text:style-name="P442"><text:s text:c="4"/>INPUT_STR TMPSTR</text:p>
      <text:p text:style-name="P443"><text:s text:c="4"/></text:p>
      <text:p text:style-name="P444"><text:s text:c="4"/>;CHECK THAT CONTAINS ONLY NUMBERS</text:p>
      <text:p text:style-name="P445"><text:s text:c="4"/>LEA SI, TMPSTR</text:p>
      <text:p text:style-name="P446"><text:s text:c="4"/>CLD</text:p>
      <text:p text:style-name="P447"><text:s text:c="4"/>MOV CX, SI[1]</text:p>
      <text:p text:style-name="P448"><text:s text:c="4"/>CMP SI[2], '-'</text:p>
      <text:p text:style-name="P449"><text:s text:c="4"/>JNE NE</text:p>
      <text:p text:style-name="P450"><text:s text:c="4"/>INC SI</text:p>
      <text:p text:style-name="P451"><text:s text:c="4"/>NE:</text:p>
      <text:p text:style-name="P452"><text:s text:c="4"/>ADD SI, 2</text:p>
      <text:p text:style-name="P453"><text:s text:c="4"/>LUP:</text:p>
      <text:p text:style-name="P454"><text:s text:c="4"/></text:p>
      <text:p text:style-name="P455"><text:s text:c="4"/>CMP [SI], 0DH</text:p>
      <text:p text:style-name="P456"><text:s text:c="4"/>JE ENDSTR</text:p>
      <text:p text:style-name="P457"><text:s text:c="4"/></text:p>
      <text:p text:style-name="P458"><text:s text:c="4"/>MOV AL, [SI]</text:p>
      <text:p text:style-name="P459"><text:s text:c="4"/>CHECK_NUM AL</text:p>
      <text:p text:style-name="P460"><text:s text:c="4"/>JNE TRYAGAIN</text:p>
      <text:p text:style-name="P461"><text:s text:c="4"/>INC SI</text:p>
      <text:p text:style-name="P462"><text:s text:c="4"/>LOOP LUP</text:p>
      <text:p text:style-name="P463"><text:s text:c="4"/></text:p>
      <text:p text:style-name="P464"><text:s text:c="4"/>ENDSTR:</text:p>
      <text:p text:style-name="P465"><text:s text:c="4"/></text:p>
      <text:p text:style-name="P466"><text:s text:c="4"/>MOV [SI], '$'</text:p>
      <text:p text:style-name="P467"><text:s text:c="4"/>LEA SI, TMPSTR</text:p>
      <text:p text:style-name="P468"><text:s text:c="4"/>LEA DI, NUMSTR</text:p>
      <text:p text:style-name="P469"><text:s text:c="4"/>LUPA:</text:p>
      <text:p text:style-name="P470"><text:s text:c="4"/>MOV AL, SI[2]</text:p>
      <text:p text:style-name="P471"><text:s text:c="4"/>MOV [DI], AL</text:p>
      <text:p text:style-name="P472"><text:s text:c="4"/></text:p>
      <text:p text:style-name="P473"><text:s text:c="4"/>CMP SI[2], '$'</text:p>
      <text:p text:style-name="P474"><text:s text:c="4"/>JE EXIT</text:p>
      <text:p text:style-name="P475"><text:s text:c="4"/></text:p>
      <text:p text:style-name="P476"><text:s text:c="4"/>INC SI</text:p>
      <text:p text:style-name="P477"><text:s text:c="4"/>INC DI</text:p>
      <text:p text:style-name="P478"><text:s text:c="4"/></text:p>
      <text:p text:style-name="P479"><text:s text:c="4"/>JMP LUPA</text:p>
      <text:p text:style-name="P480"><text:s text:c="4"/>EXIT:</text:p>
      <text:p text:style-name="P481"><text:s text:c="4"/>POPA</text:p>
      <text:p text:style-name="P482">ENDM <text:s text:c="3"/></text:p>
      <text:p text:style-name="P483"><text:s text:c="9"/></text:p>
      <text:p text:style-name="P484"><text:s text:c="9"/></text:p>
      <text:p text:style-name="P485">; PROGRAM END, ANY KEY <text:s text:c="16"/></text:p>
      <text:p text:style-name="P486">PROGRAM_END MACRO</text:p>
      <text:p text:style-name="P487"><text:s text:c="4"/>LEA DX, PKEY</text:p>
      <text:p text:style-name="P488"><text:s text:c="4"/>MOV AH, 9</text:p>
      <text:p text:style-name="P489"><text:s text:c="4"/>INT 21H <text:s text:c="7"/>; OUTPUT STRING AT DS:DX</text:p>
      <text:p text:style-name="P490"><text:s text:c="4"/></text:p>
      <text:p text:style-name="P491"><text:s text:c="4"/>; WAIT FOR ANY KEY.... <text:s text:c="3"/></text:p>
      <text:p text:style-name="P492"><text:s text:c="4"/>MOV AH, 1</text:p>
      <text:p text:style-name="P493"><text:s text:c="4"/>INT 21H</text:p>
      <text:p text:style-name="P494"><text:s text:c="4"/></text:p>
      <text:p text:style-name="P495"><text:s text:c="4"/>MOV AX, 4C00H ; EXIT TO OPERATING SYSTEM.</text:p>
      <text:p text:style-name="P496"><text:s text:c="4"/>INT 21H <text:s text:c="3"/></text:p>
      <text:p text:style-name="P497">ENDM <text:s text:c="3"/></text:p>
      <text:p text:style-name="P498"><text:s text:c="4"/></text:p>
      <text:p text:style-name="P499">START:</text:p>
      <text:p text:style-name="P500"><text:s text:c="4"/>; SET SEGMENT REGISTERS:<text:s/></text:p>
      <text:p text:style-name="P501"><text:s text:c="4"/>MOV AX, DATA</text:p>
      <text:p text:style-name="P502"><text:s text:c="4"/>MOV DS, AX</text:p>
      <text:p text:style-name="P503"><text:s text:c="4"/>MOV ES, AX</text:p>
      <text:p text:style-name="P504"><text:s text:c="11"/></text:p>
      <text:p text:style-name="P505"><text:s text:c="4"/>P1: <text:s text:c="10"/></text:p>
      <text:p text:style-name="P506"><text:s text:c="4"/>PRINT_STR INPN_STR</text:p>
      <text:p text:style-name="P507"><text:s text:c="4"/>INPUT_NUM TMP_STR NUMSTR</text:p>
      <text:p text:style-name="P508"><text:s text:c="4"/>STR_TO_NUM NUMSTR NUM</text:p>
      <text:p text:style-name="P509"><text:s text:c="4"/>MOV AX, NUM</text:p>
      <text:p text:style-name="P510"><text:s text:c="4"/>MOV ARR_SIZE, AX</text:p>
      <text:p text:style-name="P511"><text:s text:c="12"/></text:p>
      <text:p text:style-name="P512"><text:s text:c="4"/>PRINT_NL <text:s text:c="7"/></text:p>
      <text:p text:style-name="P513"><text:s text:c="4"/></text:p>
      <text:p text:style-name="P514"><text:s text:c="4"/>CMP ARR_SIZE, 1</text:p>
      <text:p text:style-name="P515"><text:s text:c="4"/>JL P1</text:p>
      <text:p text:style-name="P516"><text:s text:c="4"/>CMP ARR_SIZE, 30</text:p>
      <text:p text:style-name="P517"><text:s text:c="4"/>JG P1</text:p>
      <text:p text:style-name="P518"><text:s text:c="4"/></text:p>
      <text:p text:style-name="P519"><text:s text:c="4"/>MOV CX, ARR_SIZE</text:p>
      <text:p text:style-name="P520"><text:s text:c="4"/>LEA SI, ARR</text:p>
      <text:p text:style-name="P521"><text:s text:c="4"/></text:p>
      <text:p text:style-name="P522"><text:s text:c="4"/>LUPA:</text:p>
      <text:p text:style-name="P523"><text:s text:c="4"/>PRINT_STR_NNL INP_STR1</text:p>
      <text:p text:style-name="P524"><text:s text:c="4"/>NUM_TO_STR I, TMP_STR</text:p>
      <text:p text:style-name="P525"><text:s text:c="4"/>PRINT_STR_NNL TMP_STR</text:p>
      <text:p text:style-name="P526"><text:s text:c="4"/>PRINT_STR_NNL INP_STR2</text:p>
      <text:p text:style-name="P527"><text:s text:c="4"/>INPUT_NUM TMP_STR NUMSTR</text:p>
      <text:p text:style-name="P528"><text:s text:c="4"/>STR_TO_NUM NUMSTR NUM</text:p>
      <text:p text:style-name="P529"><text:s text:c="4"/>MOV AX, NUM</text:p>
      <text:p text:style-name="P530"><text:s text:c="4"/>MOV [SI], AX</text:p>
      <text:p text:style-name="P531"><text:s text:c="4"/>ADD SI, 2</text:p>
      <text:p text:style-name="P532"><text:s text:c="4"/>INC I</text:p>
      <text:p text:style-name="P533"><text:s text:c="4"/>PRINT_NL</text:p>
      <text:p text:style-name="P534"><text:s text:c="4"/>LOOP LUPA</text:p>
      <text:p text:style-name="P535"><text:s text:c="4"/></text:p>
      <text:p text:style-name="P536"><text:s text:c="4"/>LEA SI, ARR</text:p>
      <text:p text:style-name="P537"><text:s text:c="4"/>MOV CX, SI</text:p>
      <text:p text:style-name="P538"><text:s text:c="4"/>MOV AX, ARR_SIZE</text:p>
      <text:p text:style-name="P539"><text:s text:c="4"/>MOV BL, 2</text:p>
      <text:p text:style-name="P540"><text:s text:c="4"/>MUL BL</text:p>
      <text:p text:style-name="P541"><text:s text:c="4"/>MOV DX, CX</text:p>
      <text:p text:style-name="P542"><text:s text:c="4"/>ADD DX, AX</text:p>
      <text:p text:style-name="P543"><text:s text:c="4"/></text:p>
      <text:p text:style-name="P544"><text:s text:c="4"/>CALL SORT</text:p>
      <text:p text:style-name="P545"><text:s text:c="4"/></text:p>
      <text:p text:style-name="P546"><text:s text:c="4"/>MOV CX, ARR_SIZE</text:p>
      <text:p text:style-name="P547"><text:s text:c="4"/>LEA SI, ARR</text:p>
      <text:p text:style-name="P548"><text:s text:c="4"/>MOV I, 0</text:p>
      <text:p text:style-name="P549"><text:s text:c="4"/></text:p>
      <text:p text:style-name="P550"><text:s text:c="4"/>PRINT_NL</text:p>
      <text:p text:style-name="P551"><text:s text:c="4"/>PRINT_NL</text:p>
      <text:p text:style-name="P552"><text:s text:c="4"/></text:p>
      <text:p text:style-name="P553"><text:s text:c="4"/>LUPA1:</text:p>
      <text:p text:style-name="P554"><text:s text:c="4"/>PRINT_STR_NNL INP_STR1</text:p>
      <text:p text:style-name="P555"><text:s text:c="4"/>NUM_TO_STR I, TMP_STR</text:p>
      <text:p text:style-name="P556"><text:s text:c="4"/>PRINT_STR_NNL TMP_STR</text:p>
      <text:p text:style-name="P557"><text:s text:c="4"/>PRINT_STR_NNL INP_STR2</text:p>
      <text:p text:style-name="P558"><text:s text:c="4"/>NUM_TO_STR [SI], TMP_STR</text:p>
      <text:p text:style-name="P559"><text:s text:c="4"/>PRINT_STR TMP_STR</text:p>
      <text:p text:style-name="P560"><text:s text:c="4"/>ADD SI, 2</text:p>
      <text:p text:style-name="P561"><text:s text:c="4"/>INC I</text:p>
      <text:p text:style-name="P562"><text:s text:c="4"/>LOOP LUPA1</text:p>
      <text:p text:style-name="P563"><text:s text:c="4"/></text:p>
      <text:p text:style-name="P564"><text:s text:c="4"/>EX:</text:p>
      <text:p text:style-name="P565"><text:s text:c="4"/>PROGRAM_END <text:s text:c="7"/></text:p>
      <text:p text:style-name="P566"/>
      <text:p text:style-name="P567">ENDS</text:p>
      <text:p text:style-name="P568"/>
      <text:p text:style-name="P569"><text:span text:style-name="T570">END START ; SET ENTRY POINT AND STOP THE ASSEMBLER.</text:span></text:p>
      <text:p text:style-name="P571"/>
      <text:p text:style-name="P572"/>
      <text:p text:style-name="P573"><text:span text:style-name="T574">Вывод:<text:s/></text:span><text:span text:style-name="T575">В ходе выполнения лабораторной работы были изучены арифметические операции, обработка числовых массивов данных, применение и создание собственных</text:span><text:span text:style-name="T576"><text:s/>на языке<text:s/></text:span><text:span text:style-name="T577">Assembler</text:span><text:span text:style-name="T578"><text:s/>для микроконтроллера<text:s/></text:span><text:span text:style-name="T579">Intel</text:span><text:span text:style-name="T580"><text:s/>8086, а также было выполнено предоставленное задание.</text:span></text:p>
      <text:p text:style-name="P581"><text:bookmark-end text:name="_Hlk14515727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margin-bottom="0in" fo:line-height="107%"/>
      <style:text-properties style:font-name="Calibri Light" fo:color="#2F5496" fo:font-size="16pt" style:font-size-asian="16pt" style:font-size-complex="16pt" style:language-asian="en" style:country-asian="US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ЗаголовокКурсовая" style:display-name="Заголовок Курсовая" style:family="paragraph" style:parent-style-name="Заголовок1" style:default-outline-level="1">
      <style:paragraph-properties fo:line-height="150%"/>
      <style:text-properties style:font-name="Times New Roman" style:font-name-asian="Times New Roman" style:font-name-complex="Times New Roman" fo:color="#000000" style:language-asian="ru" style:country-asian="RU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StandardWW" style:display-name="Standard (WW)" style:family="paragraph">
      <style:paragraph-properties fo:widows="2" fo:orphans="2"/>
      <style:text-properties style:font-name="Liberation Serif" style:font-name-asian="Noto Serif CJK SC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DefaultParagraphFontWW" style:display-name="Default Paragraph Font (WW)" style:family="text"/>
    <style:style style:name="Заголовок1Знак" style:display-name="Заголовок 1 Знак" style:family="text" style:parent-style-name="DefaultParagraphFontWW">
      <style:text-properties style:font-name="Calibri Light" style:font-name-asian="Calibri" style:font-name-complex="Tahoma" fo:color="#2F5496" fo:font-size="16pt" style:font-size-asian="16pt" style:font-size-complex="16pt"/>
    </style:style>
    <style:style style:name="НижнийколонтитулЗнак" style:display-name="Нижний колонтитул Знак" style:family="text" style:parent-style-name="DefaultParagraphFontWW">
      <style:text-properties style:font-name-asian="Calibri" style:language-asian="ru" style:country-asian="RU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master-styles>
    <style:master-page style:name="MPF0" style:page-layout-name="PL0">
      <style:footer>
        <text:p text:style-name="P2"><text:span text:style-name="T3"><text:page-number text:fixed="false">8</text:page-number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Павлович Влад</meta:initial-creator>
    <dc:creator>Пользователь</dc:creator>
    <meta:creation-date>2023-11-29T18:09:00Z</meta:creation-date>
    <dc:date>2023-11-29T18:15:00Z</dc:date>
    <meta:print-date>2023-11-29T18:15:00Z</meta:print-date>
    <meta:template xlink:href="Normal" xlink:type="simple"/>
    <meta:editing-cycles>4</meta:editing-cycles>
    <meta:editing-duration>PT120S</meta:editing-duration>
    <meta:user-defined meta:name="AppVersion">16.0000</meta:user-defined>
    <meta:document-statistic meta:page-count="1" meta:paragraph-count="16" meta:word-count="1264" meta:character-count="8459" meta:row-count="60" meta:non-whitespace-character-count="7211"/>
  </office:meta>
</office:document-meta>
</file>